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903b1" officeooo:paragraph-rsid="000903b1"/>
    </style:style>
    <style:style style:name="P2" style:family="paragraph" style:parent-style-name="Standard">
      <style:text-properties officeooo:rsid="000abbd2" officeooo:paragraph-rsid="000abbd2"/>
    </style:style>
    <style:style style:name="P3" style:family="paragraph" style:parent-style-name="Standard">
      <style:text-properties officeooo:rsid="000b4566" officeooo:paragraph-rsid="000b4566"/>
    </style:style>
    <style:style style:name="P4" style:family="paragraph" style:parent-style-name="Standard">
      <style:text-properties officeooo:rsid="000c2003" officeooo:paragraph-rsid="000c2003"/>
    </style:style>
    <style:style style:name="P5" style:family="paragraph" style:parent-style-name="Standard">
      <style:text-properties officeooo:rsid="000c6e43" officeooo:paragraph-rsid="000c6e43"/>
    </style:style>
    <style:style style:name="P6" style:family="paragraph" style:parent-style-name="Standard">
      <style:text-properties officeooo:rsid="000d572e" officeooo:paragraph-rsid="000d572e"/>
    </style:style>
    <style:style style:name="P7" style:family="paragraph" style:parent-style-name="Standard">
      <style:text-properties officeooo:rsid="000f4642" officeooo:paragraph-rsid="000f4642"/>
    </style:style>
    <style:style style:name="P8" style:family="paragraph" style:parent-style-name="Standard">
      <style:text-properties officeooo:rsid="000f4642" officeooo:paragraph-rsid="000f4642"/>
    </style:style>
    <style:style style:name="P9" style:family="paragraph" style:parent-style-name="Standard">
      <style:text-properties officeooo:rsid="000f547a" officeooo:paragraph-rsid="000f547a"/>
    </style:style>
    <style:style style:name="P10" style:family="paragraph" style:parent-style-name="Standard">
      <style:text-properties officeooo:rsid="00115761" officeooo:paragraph-rsid="00115761"/>
    </style:style>
    <style:style style:name="P11" style:family="paragraph" style:parent-style-name="Standard">
      <style:text-properties officeooo:rsid="00132ee7" officeooo:paragraph-rsid="00132ee7"/>
    </style:style>
    <style:style style:name="P12" style:family="paragraph" style:parent-style-name="Standard">
      <style:text-properties officeooo:rsid="0015518d" officeooo:paragraph-rsid="0015518d"/>
    </style:style>
    <style:style style:name="P13" style:family="paragraph" style:parent-style-name="Standard">
      <style:text-properties officeooo:rsid="0015e80f" officeooo:paragraph-rsid="0015e80f"/>
    </style:style>
    <style:style style:name="P14" style:family="paragraph" style:parent-style-name="Standard">
      <style:text-properties officeooo:rsid="00168409" officeooo:paragraph-rsid="00168409"/>
    </style:style>
    <style:style style:name="T1" style:family="text">
      <style:text-properties officeooo:rsid="000abbd2"/>
    </style:style>
    <style:style style:name="T2" style:family="text">
      <style:text-properties officeooo:rsid="000b4566"/>
    </style:style>
    <style:style style:name="T3" style:family="text">
      <style:text-properties officeooo:rsid="000db9fb"/>
    </style:style>
    <style:style style:name="T4" style:family="text">
      <style:text-properties officeooo:rsid="000f547a"/>
    </style:style>
    <style:style style:name="T5" style:family="text">
      <style:text-properties officeooo:rsid="00122983"/>
    </style:style>
    <style:style style:name="T6" style:family="text">
      <style:text-properties officeooo:rsid="0013b786"/>
    </style:style>
    <style:style style:name="T7" style:family="text">
      <style:text-properties officeooo:rsid="001405ad"/>
    </style:style>
    <style:style style:name="T8" style:family="text">
      <style:text-properties officeooo:rsid="00168409"/>
    </style:style>
    <style:style style:name="T9" style:family="text">
      <style:text-properties officeooo:rsid="0018827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rtin, Hiba, Jeanne, <text:span text:style-name="T1">et Antoine B.</text:span></text:p>
      <text:p text:style-name="P1"/>
      <text:p text:style-name="P2">Ils laissent passer les révolutionnaires puis se font charger par les gardes</text:p>
      <text:p text:style-name="P2">ils en tuent un, attachent, les deux autres <text:span text:style-name="T2">chacun à un arbre</text:span></text:p>
      <text:p text:style-name="P3">puis se dirigent vers le conseil</text:p>
      <text:p text:style-name="P4">Ils y trouvent Varia Cafti, qui retroue son fils, les alertes, paniqué, leur donne de l'eau et du tissu pr se soigner (ils ont pas de l'alcool?)</text:p>
      <text:p text:style-name="P4"/>
      <text:p text:style-name="P4">ils font paniquer les civils puis montent au rempart</text:p>
      <text:p text:style-name="P5"/>
      <text:p text:style-name="P5">Antoine B. A atomisé Garok, Kuvira mal en point se réveille ....</text:p>
      <text:p text:style-name="P6">Ils vont avec Kuvira récupérer des gardes en renfort à la caserne proche de la croisée puis arrivent à la fin du combat porte de l'encrier avec énormément de pertes des deux côtés (ils ont prios pas mal de temps à arriver) et donc avec les 50 gardes en renfort ils se sont rendus </text:p>
      <text:p text:style-name="P6"/>
      <text:p text:style-name="P6">==&gt; direction le Conseil, sans Garok, où l'envoi d'Artistes explorateurs a été décidé, les révolutionnaires emprisonnés, les Humbles déppréciés et souvenus comme de dangereux ratés</text:p>
      <text:p text:style-name="P6">Siam qui a voulu faire entendre les revendications des Humbles, ne reçoit pas assez de soutien, refuse de s'asseoir, s'est faite atomisé par Fred Vil'Batra ==&gt; emmené à l'infirmerie où un mystérieux individu la contacte <text:span text:style-name="T3">et dit qu'ilsoutiendrait sa candidature au poste de poste du conseil <text:s/>de l'Echange, et qu'il faudrait changer de rpz des Humbles, et qu'il connaîtrait quelqu'un si Siam ne voulait pas...</text:span></text:p>
      <text:p text:style-name="P6"/>
      <text:p text:style-name="P6"/>
      <text:p text:style-name="P6">Système :</text:p>
      <text:p text:style-name="P6">contrôle et défense dans les dessins ?</text:p>
      <text:p text:style-name="P6">Pas se faire OS trop facilement ?</text:p>
      <text:p text:style-name="P6"/>
      <text:p text:style-name="P7">Session 2 (13/11/19) :</text:p>
      <text:p text:style-name="P7"/>
      <text:p text:style-name="P7">Hiba, Jeanne, Marine, Quentin, Marion</text:p>
      <text:p text:style-name="P7"/>
      <text:p text:style-name="P7">Jeanne avec son oeil crevé perd en perception <text:span text:style-name="T4">et gagne introspection subnaturelle</text:span></text:p>
      <text:p text:style-name="P9">Visitée par le mystérieux révolutionnaire (c ki? Mdr) elle lance la piste de recruter Ewilan pr former les Humbles au Dessin en secret mais refuse de participer à une révolution sanglante. Elle entend d'éventuellement recruter des alliés pour faire se rendre ...</text:p>
      <text:p text:style-name="P9"/>
      <text:p text:style-name="P9">tension avec Fred Vil'Batra mais elle accepte de partir en éclaireur militaire, et d'étendre la foi bien sur</text:p>
      <text:p text:style-name="P9"/>
      <text:p text:style-name="P10"><text:span text:style-name="T7">C</text:span>onseil qui annonce et expliqu<text:span text:style-name="T5">e le départ en exploration des éclaireurs au delà des frontières pour vérifier la foi, récolter des informations militaires: Siam, Zukil, Kara et Lyo</text:span></text:p>
      <text:p text:style-name="P10"/>
      <text:p text:style-name="P12">Ensuite à la bilbiothèque ils ont appris pour les temples dorés à l'ouest (grande civilisation) et les marchands au sud dans des grandes pleines</text:p>
      <text:p text:style-name="P12">Chez Dédé (Deonora) ils ont appris pour les pirates et le danger au sud, et le froid qui sépare un peuple tout au Nord ou la Terre s'arrêterait.</text:p>
      <text:p text:style-name="P10"/>
      <text:p text:style-name="P11">Envol de Siam : tourbillon gravé dans le mur "Merci pour cette opportunité, puisses nous protéger dans cette quête "</text:p>
      <text:p text:style-name="P11"/>
      <text:p text:style-name="P11">Envol de Kara : chemin de terre "Puisses tu nous donner force sur notre chemin"</text:p>
      <text:p text:style-name="P11"><text:soft-page-break/></text:p>
      <text:p text:style-name="P11">Envol de Lyo : arbre "Merci pour l'opportunité de changer et de découvrir, <text:span text:style-name="T6">puisses tu éclairer notre chemin pendant notre périple"</text:span></text:p>
      <text:p text:style-name="P11"/>
      <text:p text:style-name="P11">Envol de Zukil : <text:s/><text:span text:style-name="T6">corbeau </text:span>"<text:span text:style-name="T6">Que les animaux veillent sur nous durant tout notre périple"</text:span></text:p>
      <text:p text:style-name="P11"/>
      <text:p text:style-name="P13">Vous êtes passés par le camp de la garde au-dessus de Maresic, montré la lettre cachetée du conseil, avez découvert la grotte et ses fresques sur la découverte du feu. <text:span text:style-name="T9">Ils arrivent en bas, entrent dans le marais et suivent la première branche qui découle de la cascade et s'infiltre dans le marais.</text:span></text:p>
      <text:p text:style-name="P11"/>
      <text:p text:style-name="P13">Ils se posent la questionde pourquoi eux, des jeunes artistes, <text:span text:style-name="T8">ont été choisis.</text:span></text:p>
      <text:p text:style-name="P14">Et veulent renverser le conseil askip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2M35S</meta:editing-duration>
    <meta:editing-cycles>12</meta:editing-cycles>
    <meta:generator>LibreOffice/6.2.7.1$Windows_X86_64 LibreOffice_project/23edc44b61b830b7d749943e020e96f5a7df63bf</meta:generator>
    <dc:date>2019-11-14T22:01:06.005000000</dc:date>
    <meta:document-statistic meta:table-count="0" meta:image-count="0" meta:object-count="0" meta:page-count="2" meta:paragraph-count="28" meta:word-count="548" meta:character-count="3213" meta:non-whitespace-character-count="2690"/>
    <meta:user-defined meta:name="Info 1"/>
    <meta:user-defined meta:name="Info 2"/>
    <meta:user-defined meta:name="Info 3"/>
    <meta:user-defined meta:name="Info 4"/>
  </office:meta>
</office:document-meta>
</file>